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c3584" officeooo:paragraph-rsid="000c3584"/>
    </style:style>
    <style:style style:name="P2" style:family="paragraph" style:parent-style-name="Standard">
      <style:paragraph-properties fo:text-align="center" style:justify-single-word="false"/>
      <style:text-properties officeooo:rsid="000c3584" officeooo:paragraph-rsid="000c3584"/>
    </style:style>
    <style:style style:name="P3" style:family="paragraph" style:parent-style-name="Standard">
      <style:text-properties officeooo:rsid="000c3584" officeooo:paragraph-rsid="000d6aec"/>
    </style:style>
    <style:style style:name="P4" style:family="paragraph" style:parent-style-name="Standard">
      <style:text-properties officeooo:rsid="000c3584" officeooo:paragraph-rsid="000ef40b"/>
    </style:style>
    <style:style style:name="P5" style:family="paragraph" style:parent-style-name="Standard">
      <style:text-properties officeooo:rsid="000c3584" officeooo:paragraph-rsid="000f61b0"/>
    </style:style>
    <style:style style:name="P6" style:family="paragraph" style:parent-style-name="Standard">
      <style:text-properties officeooo:rsid="000c3584" officeooo:paragraph-rsid="0010ed92"/>
    </style:style>
    <style:style style:name="P7" style:family="paragraph" style:parent-style-name="Standard">
      <style:text-properties officeooo:rsid="000c3584" officeooo:paragraph-rsid="001a0c4d"/>
    </style:style>
    <style:style style:name="P8" style:family="paragraph" style:parent-style-name="Standard">
      <style:text-properties officeooo:rsid="000c3584" officeooo:paragraph-rsid="001b4921"/>
    </style:style>
    <style:style style:name="P9" style:family="paragraph" style:parent-style-name="Standard">
      <style:text-properties officeooo:rsid="000d6aec" officeooo:paragraph-rsid="000de6ad"/>
    </style:style>
    <style:style style:name="P10" style:family="paragraph" style:parent-style-name="Standard">
      <style:text-properties officeooo:rsid="0013586b" officeooo:paragraph-rsid="0013586b"/>
    </style:style>
    <style:style style:name="P11" style:family="paragraph" style:parent-style-name="Standard">
      <style:text-properties officeooo:rsid="0013586b" officeooo:paragraph-rsid="000c3584"/>
    </style:style>
    <style:style style:name="P12" style:family="paragraph" style:parent-style-name="Standard">
      <style:text-properties officeooo:rsid="0013586b" officeooo:paragraph-rsid="001b4921"/>
    </style:style>
    <style:style style:name="P13" style:family="paragraph" style:parent-style-name="Standard">
      <style:text-properties style:use-window-font-color="true" officeooo:rsid="001a0c4d" officeooo:paragraph-rsid="001a0c4d"/>
    </style:style>
    <style:style style:name="P14" style:family="paragraph" style:parent-style-name="Standard">
      <style:text-properties style:use-window-font-color="true" officeooo:rsid="001fd15c" officeooo:paragraph-rsid="0024f9de"/>
    </style:style>
    <style:style style:name="P15" style:family="paragraph" style:parent-style-name="Standard">
      <style:text-properties officeooo:rsid="00146960" officeooo:paragraph-rsid="00146960"/>
    </style:style>
    <style:style style:name="P16" style:family="paragraph" style:parent-style-name="Standard">
      <style:text-properties officeooo:rsid="00173430" officeooo:paragraph-rsid="00173430"/>
    </style:style>
    <style:style style:name="P17" style:family="paragraph" style:parent-style-name="Standard">
      <style:text-properties officeooo:rsid="001b0114" officeooo:paragraph-rsid="001b0114"/>
    </style:style>
    <style:style style:name="P18" style:family="paragraph" style:parent-style-name="Standard">
      <style:text-properties officeooo:rsid="001dda89" officeooo:paragraph-rsid="001dda89"/>
    </style:style>
    <style:style style:name="P19" style:family="paragraph" style:parent-style-name="Standard">
      <style:paragraph-properties fo:break-before="page"/>
      <style:text-properties officeooo:rsid="0013586b" officeooo:paragraph-rsid="00153b81"/>
    </style:style>
    <style:style style:name="T1" style:family="text">
      <style:text-properties officeooo:rsid="000d6aec"/>
    </style:style>
    <style:style style:name="T2" style:family="text">
      <style:text-properties style:text-position="sub 58%" officeooo:rsid="000d6aec"/>
    </style:style>
    <style:style style:name="T3" style:family="text">
      <style:text-properties style:text-position="sub 58%" officeooo:rsid="0010ed92"/>
    </style:style>
    <style:style style:name="T4" style:family="text">
      <style:text-properties style:text-position="sub 58%" officeooo:rsid="0013586b"/>
    </style:style>
    <style:style style:name="T5" style:family="text">
      <style:text-properties style:text-position="sub 58%" officeooo:rsid="00153b81"/>
    </style:style>
    <style:style style:name="T6" style:family="text">
      <style:text-properties officeooo:rsid="000de6ad"/>
    </style:style>
    <style:style style:name="T7" style:family="text">
      <style:text-properties style:text-position="super 58%" officeooo:rsid="000de6ad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0de6ad"/>
    </style:style>
    <style:style style:name="T10" style:family="text">
      <style:text-properties style:text-position="0% 100%" officeooo:rsid="000d6aec"/>
    </style:style>
    <style:style style:name="T11" style:family="text">
      <style:text-properties style:text-position="0% 100%" officeooo:rsid="0010ed92"/>
    </style:style>
    <style:style style:name="T12" style:family="text">
      <style:text-properties style:text-position="0% 100%" officeooo:rsid="0013586b"/>
    </style:style>
    <style:style style:name="T13" style:family="text">
      <style:text-properties style:text-position="0% 100%" officeooo:rsid="00233c3d"/>
    </style:style>
    <style:style style:name="T14" style:family="text">
      <style:text-properties style:text-position="0% 100%" officeooo:rsid="0024f9de"/>
    </style:style>
    <style:style style:name="T15" style:family="text">
      <style:text-properties officeooo:rsid="000ef40b"/>
    </style:style>
    <style:style style:name="T16" style:family="text">
      <style:text-properties officeooo:rsid="000f61b0"/>
    </style:style>
    <style:style style:name="T17" style:family="text">
      <style:text-properties fo:color="#6666ff" style:text-position="0% 100%" officeooo:rsid="000d6aec"/>
    </style:style>
    <style:style style:name="T18" style:family="text">
      <style:text-properties fo:color="#6666ff" style:text-position="0% 100%" officeooo:rsid="0010ed92"/>
    </style:style>
    <style:style style:name="T19" style:family="text">
      <style:text-properties fo:color="#6666ff" style:text-position="0% 100%" officeooo:rsid="0015019c"/>
    </style:style>
    <style:style style:name="T20" style:family="text">
      <style:text-properties fo:color="#6666ff" style:text-position="0% 100%" officeooo:rsid="00128938"/>
    </style:style>
    <style:style style:name="T21" style:family="text">
      <style:text-properties fo:color="#6666ff" style:text-position="0% 100%" officeooo:rsid="001688e7"/>
    </style:style>
    <style:style style:name="T22" style:family="text">
      <style:text-properties fo:color="#6666ff" officeooo:rsid="000de6ad"/>
    </style:style>
    <style:style style:name="T23" style:family="text">
      <style:text-properties fo:color="#6666ff" officeooo:rsid="000f61b0"/>
    </style:style>
    <style:style style:name="T24" style:family="text">
      <style:text-properties fo:color="#6666ff" officeooo:rsid="000ef40b"/>
    </style:style>
    <style:style style:name="T25" style:family="text">
      <style:text-properties fo:color="#6666ff" officeooo:rsid="000d6aec"/>
    </style:style>
    <style:style style:name="T26" style:family="text">
      <style:text-properties fo:color="#6666ff" officeooo:rsid="0010ed92"/>
    </style:style>
    <style:style style:name="T27" style:family="text">
      <style:text-properties fo:color="#6666ff" officeooo:rsid="0012486f"/>
    </style:style>
    <style:style style:name="T28" style:family="text">
      <style:text-properties fo:color="#6666ff" officeooo:rsid="00128938"/>
    </style:style>
    <style:style style:name="T29" style:family="text">
      <style:text-properties fo:color="#6666ff" style:text-position="sub 58%" officeooo:rsid="0013586b"/>
    </style:style>
    <style:style style:name="T30" style:family="text">
      <style:text-properties fo:color="#6666ff" style:text-position="sub 58%" officeooo:rsid="001a0c4d"/>
    </style:style>
    <style:style style:name="T31" style:family="text">
      <style:text-properties fo:color="#6666ff" style:text-position="sub 58%" officeooo:rsid="001b0114"/>
    </style:style>
    <style:style style:name="T32" style:family="text">
      <style:text-properties fo:color="#6666ff" style:text-position="sub 58%" officeooo:rsid="001dda89"/>
    </style:style>
    <style:style style:name="T33" style:family="text">
      <style:text-properties fo:color="#6666ff" style:text-position="sub 58%" officeooo:rsid="001f1fb8"/>
    </style:style>
    <style:style style:name="T34" style:family="text">
      <style:text-properties fo:color="#6666ff" style:text-position="sub 58%" officeooo:rsid="001fd15c"/>
    </style:style>
    <style:style style:name="T35" style:family="text">
      <style:text-properties fo:color="#6666ff" officeooo:rsid="0013ad2f"/>
    </style:style>
    <style:style style:name="T36" style:family="text">
      <style:text-properties fo:color="#6666ff" officeooo:rsid="001a0c4d"/>
    </style:style>
    <style:style style:name="T37" style:family="text">
      <style:text-properties fo:color="#6666ff" officeooo:rsid="001b0114"/>
    </style:style>
    <style:style style:name="T38" style:family="text">
      <style:text-properties fo:color="#6666ff" officeooo:rsid="001dda89"/>
    </style:style>
    <style:style style:name="T39" style:family="text">
      <style:text-properties fo:color="#6666ff" officeooo:rsid="001f1fb8"/>
    </style:style>
    <style:style style:name="T40" style:family="text">
      <style:text-properties fo:color="#6666ff" officeooo:rsid="001fd15c"/>
    </style:style>
    <style:style style:name="T41" style:family="text">
      <style:text-properties fo:color="#ff3333" style:text-position="0% 100%" officeooo:rsid="000d6aec"/>
    </style:style>
    <style:style style:name="T42" style:family="text">
      <style:text-properties fo:color="#ff3333" style:text-position="0% 100%" officeooo:rsid="0010ed92"/>
    </style:style>
    <style:style style:name="T43" style:family="text">
      <style:text-properties fo:color="#ff3333" style:text-position="0% 100%" officeooo:rsid="0015019c"/>
    </style:style>
    <style:style style:name="T44" style:family="text">
      <style:text-properties fo:color="#ff3333" style:text-position="0% 100%" officeooo:rsid="00128938"/>
    </style:style>
    <style:style style:name="T45" style:family="text">
      <style:text-properties fo:color="#ff3333" style:text-position="0% 100%" officeooo:rsid="001688e7"/>
    </style:style>
    <style:style style:name="T46" style:family="text">
      <style:text-properties fo:color="#ff3333" officeooo:rsid="000de6ad"/>
    </style:style>
    <style:style style:name="T47" style:family="text">
      <style:text-properties fo:color="#ff3333" officeooo:rsid="000f61b0"/>
    </style:style>
    <style:style style:name="T48" style:family="text">
      <style:text-properties fo:color="#ff3333" officeooo:rsid="000ef40b"/>
    </style:style>
    <style:style style:name="T49" style:family="text">
      <style:text-properties fo:color="#ff3333" officeooo:rsid="000d6aec"/>
    </style:style>
    <style:style style:name="T50" style:family="text">
      <style:text-properties fo:color="#ff3333" style:text-position="sub 58%" officeooo:rsid="0013586b"/>
    </style:style>
    <style:style style:name="T51" style:family="text">
      <style:text-properties fo:color="#ff3333" style:text-position="sub 58%" officeooo:rsid="001dda89"/>
    </style:style>
    <style:style style:name="T52" style:family="text">
      <style:text-properties fo:color="#ff3333" officeooo:rsid="0010ed92"/>
    </style:style>
    <style:style style:name="T53" style:family="text">
      <style:text-properties fo:color="#ff3333" officeooo:rsid="0012486f"/>
    </style:style>
    <style:style style:name="T54" style:family="text">
      <style:text-properties fo:color="#ff3333" officeooo:rsid="00128938"/>
    </style:style>
    <style:style style:name="T55" style:family="text">
      <style:text-properties fo:color="#ff3333" officeooo:rsid="0013ad2f"/>
    </style:style>
    <style:style style:name="T56" style:family="text">
      <style:text-properties fo:color="#ff3333" officeooo:rsid="001cd198"/>
    </style:style>
    <style:style style:name="T57" style:family="text">
      <style:text-properties fo:color="#ff3333" officeooo:rsid="001dda89"/>
    </style:style>
    <style:style style:name="T58" style:family="text">
      <style:text-properties fo:color="#ff3333" officeooo:rsid="001f1fb8"/>
    </style:style>
    <style:style style:name="T59" style:family="text">
      <style:text-properties officeooo:rsid="0010ed92"/>
    </style:style>
    <style:style style:name="T60" style:family="text">
      <style:text-properties style:use-window-font-color="true" style:text-position="0% 100%"/>
    </style:style>
    <style:style style:name="T61" style:family="text">
      <style:text-properties style:use-window-font-color="true" style:text-position="0% 100%" officeooo:rsid="000d6aec"/>
    </style:style>
    <style:style style:name="T62" style:family="text">
      <style:text-properties style:use-window-font-color="true" style:text-position="0% 100%" officeooo:rsid="0010ed92"/>
    </style:style>
    <style:style style:name="T63" style:family="text">
      <style:text-properties style:use-window-font-color="true" style:text-position="0% 100%" officeooo:rsid="0015019c"/>
    </style:style>
    <style:style style:name="T64" style:family="text">
      <style:text-properties style:use-window-font-color="true" style:text-position="0% 100%" officeooo:rsid="001688e7"/>
    </style:style>
    <style:style style:name="T65" style:family="text">
      <style:text-properties style:use-window-font-color="true" style:text-position="0% 100%" officeooo:rsid="0017e192"/>
    </style:style>
    <style:style style:name="T66" style:family="text">
      <style:text-properties style:use-window-font-color="true" style:text-position="0% 100%" officeooo:rsid="00189738"/>
    </style:style>
    <style:style style:name="T67" style:family="text">
      <style:text-properties style:use-window-font-color="true" style:text-position="0% 100%" officeooo:rsid="001a0c4d"/>
    </style:style>
    <style:style style:name="T68" style:family="text">
      <style:text-properties style:use-window-font-color="true" style:text-position="0% 100%" officeooo:rsid="00128938"/>
    </style:style>
    <style:style style:name="T69" style:family="text">
      <style:text-properties style:use-window-font-color="true" style:text-position="0% 100%" officeooo:rsid="001b0114"/>
    </style:style>
    <style:style style:name="T70" style:family="text">
      <style:text-properties style:use-window-font-color="true" style:text-position="0% 100%" officeooo:rsid="001cd198"/>
    </style:style>
    <style:style style:name="T71" style:family="text">
      <style:text-properties style:use-window-font-color="true" style:text-position="0% 100%" officeooo:rsid="001dda89"/>
    </style:style>
    <style:style style:name="T72" style:family="text">
      <style:text-properties style:use-window-font-color="true" style:text-position="0% 100%" officeooo:rsid="001f1fb8"/>
    </style:style>
    <style:style style:name="T73" style:family="text">
      <style:text-properties style:use-window-font-color="true" style:text-position="0% 100%" officeooo:rsid="001fd15c"/>
    </style:style>
    <style:style style:name="T74" style:family="text">
      <style:text-properties style:use-window-font-color="true" style:text-position="0% 100%" officeooo:rsid="00216c9b"/>
    </style:style>
    <style:style style:name="T75" style:family="text">
      <style:text-properties style:use-window-font-color="true" officeooo:rsid="000de6ad"/>
    </style:style>
    <style:style style:name="T76" style:family="text">
      <style:text-properties style:use-window-font-color="true" officeooo:rsid="0010ed92"/>
    </style:style>
    <style:style style:name="T77" style:family="text">
      <style:text-properties style:use-window-font-color="true" officeooo:rsid="000f61b0"/>
    </style:style>
    <style:style style:name="T78" style:family="text">
      <style:text-properties style:use-window-font-color="true" officeooo:rsid="000ef40b"/>
    </style:style>
    <style:style style:name="T79" style:family="text">
      <style:text-properties style:use-window-font-color="true" officeooo:rsid="0012486f"/>
    </style:style>
    <style:style style:name="T80" style:family="text">
      <style:text-properties style:use-window-font-color="true" officeooo:rsid="00128938"/>
    </style:style>
    <style:style style:name="T81" style:family="text">
      <style:text-properties style:use-window-font-color="true" officeooo:rsid="000d6aec"/>
    </style:style>
    <style:style style:name="T82" style:family="text">
      <style:text-properties style:use-window-font-color="true" style:text-position="sub 58%" officeooo:rsid="000d6aec"/>
    </style:style>
    <style:style style:name="T83" style:family="text">
      <style:text-properties style:use-window-font-color="true" officeooo:rsid="0013ad2f"/>
    </style:style>
    <style:style style:name="T84" style:family="text">
      <style:text-properties style:use-window-font-color="true" officeooo:rsid="00146960"/>
    </style:style>
    <style:style style:name="T85" style:family="text">
      <style:text-properties style:use-window-font-color="true" officeooo:rsid="001dda89"/>
    </style:style>
    <style:style style:name="T86" style:family="text">
      <style:text-properties officeooo:rsid="0013ad2f"/>
    </style:style>
    <style:style style:name="T87" style:family="text">
      <style:text-properties officeooo:rsid="0015019c"/>
    </style:style>
    <style:style style:name="T88" style:family="text">
      <style:text-properties officeooo:rsid="00153b81"/>
    </style:style>
    <style:style style:name="T89" style:family="text">
      <style:text-properties officeooo:rsid="001cd1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ntangled Functions<text:line-break/>in Boolean Algebra</text:p>
      <text:p text:style-name="P2">by Sven Nilsen, 2018</text:p>
      <text:p text:style-name="P1"/>
      <text:p text:style-name="P3">An entangled function depends on more than one of the same variable for multiple inputs. All entangled functions can be rewritten as a function of fewer variables. In boolean algebra <text:span text:style-name="T1">the smallest function type that can be entangled is of type `bool ⨯ bool → bool`, because a function of type `bool → bool` takes a single argument and therefore can not be entangled. This means that when a boolean function of two arguments is entangled, it becomes a boolean function of a single argument. To describe which argument is used by the single-argument function, one uses `fst`, `snd`, `nfst` or `nsnd`.</text:span></text:p>
      <text:p text:style-name="P6"/>
      <text:p text:style-name="P6"><text:tab/><text:span text:style-name="T59">00<text:tab/>false</text:span><text:span text:style-name="T3">1</text:span><text:span text:style-name="T11"><text:tab/><text:tab/></text:span><text:span text:style-name="T12">false</text:span><text:span text:style-name="T4">2</text:span></text:p>
      <text:p text:style-name="P6"><text:tab/><text:span text:style-name="T59">01<text:tab/>id <text:tab/><text:tab/>{fst, snd}</text:span></text:p>
      <text:p text:style-name="P6"><text:tab/><text:span text:style-name="T59">10<text:tab/>not<text:tab/><text:tab/>{nfst, nsnd}</text:span></text:p>
      <text:p text:style-name="P6"><text:tab/><text:span text:style-name="T59">11<text:tab/>true</text:span><text:span text:style-name="T3">1</text:span><text:span text:style-name="T11"><text:tab/><text:tab/></text:span><text:span text:style-name="T12">true</text:span><text:span text:style-name="T4">2</text:span></text:p>
      <text:p text:style-name="P8"/>
      <text:p text:style-name="P8"><text:span text:style-name="T1">The `not` function can be replaced by `id` of the other argument, because if the arguments are equal, it does not matter which argument you pick and so can use `id` on the first argument, but if the arguments unequal, then the arguments always have opposite value. Therefore, the following holds for inequality:</text:span></text:p>
      <text:p text:style-name="P8"/>
      <text:p text:style-name="P8"><text:span text:style-name="T1"><text:tab/>nfst &lt;=&gt; snd</text:span></text:p>
      <text:p text:style-name="P8"><text:span text:style-name="T1"><text:tab/>nsnd &lt;=&gt; fst</text:span></text:p>
      <text:p text:style-name="P12"/>
      <text:p text:style-name="P9"><text:span text:style-name="T6">Since there are four possible arguments of type `bool </text:span>⨯ bool<text:span text:style-name="T6">`, there are `2</text:span><text:span text:style-name="T7">4</text:span><text:span text:style-name="T6"> = 16` possible functions. Instead of writing the full truth table for each function, one can use a 4-bit code that shows the output for each input `00`, `01`, `10` and `11`. One can then color the output that holds when inputs are equal in </text:span><text:span text:style-name="T22">blue</text:span><text:span text:style-name="T6"> and unequal in </text:span><text:span text:style-name="T46">red</text:span><text:span text:style-name="T6">.</text:span></text:p>
      <text:p text:style-name="P1"/>
      <text:p text:style-name="P1"><text:tab/><text:span text:style-name="T9">false</text:span><text:span text:style-name="T2">2</text:span><text:span text:style-name="T10"><text:tab/></text:span><text:span text:style-name="T17">0</text:span><text:span text:style-name="T41">00</text:span><text:span text:style-name="T17">0</text:span><text:span text:style-name="T61"><text:tab/></text:span><text:span text:style-name="T62"><text:tab/></text:span><text:span text:style-name="T18">false</text:span><text:span text:style-name="T29">2</text:span><text:span text:style-name="T62"><text:tab/><text:tab/></text:span><text:span text:style-name="T42">false</text:span><text:span text:style-name="T50">2</text:span></text:p>
      <text:p text:style-name="P4"><text:tab/><text:span text:style-name="T6">and<text:tab/></text:span><text:span text:style-name="T22">0</text:span><text:span text:style-name="T46">00</text:span><text:span text:style-name="T22">1</text:span><text:span text:style-name="T75"><text:tab/><text:tab/></text:span><text:span text:style-name="T26">fst</text:span><text:span text:style-name="T76"><text:tab/><text:tab/></text:span><text:span text:style-name="T52">false</text:span><text:span text:style-name="T50">2</text:span></text:p>
      <text:p text:style-name="P4"><text:tab/><text:span text:style-name="T16">exc<text:tab/></text:span><text:span text:style-name="T23">0</text:span><text:span text:style-name="T47">01</text:span><text:span text:style-name="T23">0</text:span><text:span text:style-name="T77"><text:tab/><text:tab/></text:span><text:span text:style-name="T26">false</text:span><text:span text:style-name="T29">2</text:span><text:span text:style-name="T76"><text:tab/><text:tab/></text:span><text:span text:style-name="T52">fst</text:span></text:p>
      <text:p text:style-name="P5"><text:tab/><text:span text:style-name="T15">fst<text:tab/></text:span><text:span text:style-name="T24">0</text:span><text:span text:style-name="T48">01</text:span><text:span text:style-name="T24">1</text:span><text:span text:style-name="T78"><text:tab/><text:tab/></text:span><text:span text:style-name="T27">fst</text:span><text:span text:style-name="T79"><text:tab/><text:tab/></text:span><text:span text:style-name="T53">fst</text:span></text:p>
      <text:p text:style-name="P5"><text:tab/><text:span text:style-name="T16">rexc<text:tab/></text:span><text:span text:style-name="T23">0</text:span><text:span text:style-name="T47">10</text:span><text:span text:style-name="T23">0</text:span><text:span text:style-name="T77"><text:tab/><text:tab/></text:span><text:span text:style-name="T27">false</text:span><text:span text:style-name="T29">2</text:span><text:span text:style-name="T79"><text:tab/><text:tab/></text:span><text:span text:style-name="T53">snd</text:span></text:p>
      <text:p text:style-name="P5"><text:tab/><text:span text:style-name="T15">snd<text:tab/></text:span><text:span text:style-name="T24">0</text:span><text:span text:style-name="T48">10</text:span><text:span text:style-name="T24">1</text:span><text:span text:style-name="T78"><text:tab/><text:tab/></text:span><text:span text:style-name="T27">fst</text:span><text:span text:style-name="T79"><text:tab/><text:tab/></text:span><text:span text:style-name="T53">snd</text:span></text:p>
      <text:p text:style-name="P5"><text:tab/><text:span text:style-name="T16">neq<text:tab/></text:span><text:span text:style-name="T23">0</text:span><text:span text:style-name="T47">11</text:span><text:span text:style-name="T23">0</text:span><text:span text:style-name="T77"><text:tab/><text:tab/></text:span><text:span text:style-name="T27">false</text:span><text:span text:style-name="T29">2</text:span><text:span text:style-name="T79"><text:tab/><text:tab/></text:span><text:span text:style-name="T53">true</text:span><text:span text:style-name="T50">2</text:span></text:p>
      <text:p text:style-name="P4"><text:tab/><text:span text:style-name="T6">or<text:tab/></text:span><text:span text:style-name="T22">0</text:span><text:span text:style-name="T46">11</text:span><text:span text:style-name="T22">1</text:span><text:span text:style-name="T75"><text:tab/><text:tab/></text:span><text:span text:style-name="T27">fst</text:span><text:span text:style-name="T79"><text:tab/><text:tab/></text:span><text:span text:style-name="T53">fst</text:span></text:p>
      <text:p text:style-name="P5"><text:tab/><text:span text:style-name="T15">nor<text:tab/></text:span><text:span text:style-name="T24">1</text:span><text:span text:style-name="T48">00</text:span><text:span text:style-name="T24">0</text:span><text:span text:style-name="T78"><text:tab/><text:tab/></text:span><text:span text:style-name="T27">fst</text:span><text:span text:style-name="T79"><text:tab/><text:tab/></text:span><text:span text:style-name="T53">false</text:span><text:span text:style-name="T50">2</text:span></text:p>
      <text:p text:style-name="P5"><text:tab/><text:span text:style-name="T16">eq<text:tab/></text:span><text:span text:style-name="T23">1</text:span><text:span text:style-name="T47">00</text:span><text:span text:style-name="T23">1</text:span><text:span text:style-name="T77"><text:tab/><text:tab/></text:span><text:span text:style-name="T27">true</text:span><text:span text:style-name="T29">2</text:span><text:span text:style-name="T79"><text:tab/><text:tab/></text:span><text:span text:style-name="T53">false</text:span><text:span text:style-name="T50">2</text:span></text:p>
      <text:p text:style-name="P5"><text:tab/><text:span text:style-name="T15">nsnd<text:tab/></text:span><text:span text:style-name="T24">1</text:span><text:span text:style-name="T48">01</text:span><text:span text:style-name="T24">0</text:span><text:span text:style-name="T78"><text:tab/><text:tab/></text:span><text:span text:style-name="T27">fst</text:span><text:span text:style-name="T79"><text:tab/><text:tab/></text:span><text:span text:style-name="T53">fst</text:span></text:p>
      <text:p text:style-name="P5"><text:tab/><text:span text:style-name="T16">nrexc<text:tab/></text:span><text:span text:style-name="T23">1</text:span><text:span text:style-name="T47">01</text:span><text:span text:style-name="T23">1</text:span><text:span text:style-name="T77"><text:tab/><text:tab/></text:span><text:span text:style-name="T28">true</text:span><text:span text:style-name="T29">2</text:span><text:span text:style-name="T80"><text:tab/><text:tab/></text:span><text:span text:style-name="T54">fst</text:span></text:p>
      <text:p text:style-name="P4"><text:tab/><text:span text:style-name="T15">nfst<text:tab/></text:span><text:span text:style-name="T24">1</text:span><text:span text:style-name="T48">10</text:span><text:span text:style-name="T24">0</text:span><text:span text:style-name="T78"><text:tab/><text:tab/></text:span><text:span text:style-name="T28">nfst</text:span><text:span text:style-name="T80"><text:tab/><text:tab/></text:span><text:span text:style-name="T54">snd</text:span></text:p>
      <text:p text:style-name="P4"><text:tab/><text:span text:style-name="T15">imply<text:tab/></text:span><text:span text:style-name="T24">1</text:span><text:span text:style-name="T48">10</text:span><text:span text:style-name="T24">1</text:span><text:span text:style-name="T78"><text:tab/><text:tab/></text:span><text:span text:style-name="T28">true</text:span><text:span text:style-name="T29">2</text:span><text:span text:style-name="T80"><text:tab/><text:tab/></text:span><text:span text:style-name="T54">snd</text:span></text:p>
      <text:p text:style-name="P4"><text:tab/><text:span text:style-name="T15">nand<text:tab/></text:span><text:span text:style-name="T24">1</text:span><text:span text:style-name="T48">11</text:span><text:span text:style-name="T24">0</text:span><text:span text:style-name="T78"><text:tab/><text:tab/></text:span><text:span text:style-name="T28">nfst</text:span><text:span text:style-name="T80"><text:tab/><text:tab/></text:span><text:span text:style-name="T54">true</text:span><text:span text:style-name="T50">2</text:span></text:p>
      <text:p text:style-name="P1"><text:tab/><text:span text:style-name="T1">true</text:span><text:span text:style-name="T2">2</text:span><text:span text:style-name="T1"><text:tab/></text:span><text:span text:style-name="T25">1</text:span><text:span text:style-name="T49">11</text:span><text:span text:style-name="T25">1</text:span><text:span text:style-name="T81"><text:tab/><text:tab/></text:span><text:span text:style-name="T28">true</text:span><text:span text:style-name="T29">2</text:span><text:span text:style-name="T80"><text:tab/><text:tab/></text:span><text:span text:style-name="T54">true</text:span><text:span text:style-name="T50">2</text:span></text:p>
      <text:p text:style-name="P11"/>
      <text:p text:style-name="P19">Every boolean function `f` has an inverse `not · f`, so the same table used for equality and inequality can also be used on other functions <text:span text:style-name="T87">of type `bool ⨯ bool → bool` </text:span>which returns `true` <text:span text:style-name="T87">one or two times</text:span>. This is the same as the length of the existential path of `f` is <text:span text:style-name="T88">1 or </text:span>2, <text:span text:style-name="T88">which together with its inverse consists of all non-trivial constraints (0 and 4 which contains no entangled functions)</text:span>.</text:p>
      <text:p text:style-name="P10"/>
      <text:p text:style-name="P10"><text:tab/>(f, g)<text:tab/><text:tab/>|∃f| = <text:span text:style-name="T87">{1, 2}</text:span><text:tab/><text:tab/>g = not · f</text:p>
      <text:p text:style-name="P10"/>
      <text:p text:style-name="P15">Here are all possible patterns that satisfies the <text:span text:style-name="T89">criteria</text:span> above:</text:p>
      <text:p text:style-name="P10"/>
      <text:p text:style-name="P10"><text:tab/><text:span text:style-name="T35">0</text:span><text:span text:style-name="T55">00</text:span><text:span text:style-name="T35">0</text:span><text:span text:style-name="T86"><text:tab/><text:tab/></text:span><text:span text:style-name="T35">eq</text:span><text:span text:style-name="T86"><text:tab/></text:span><text:span text:style-name="T55">neq</text:span><text:span text:style-name="T86"><text:tab/><text:tab/>entangled</text:span></text:p>
      <text:p text:style-name="P10"><text:tab/><text:span text:style-name="T35">00</text:span><text:span text:style-name="T55">00</text:span><text:span text:style-name="T86"><text:tab/><text:tab/></text:span><text:span text:style-name="T35">fst</text:span><text:span text:style-name="T86"><text:tab/></text:span><text:span text:style-name="T55">nfst</text:span><text:span text:style-name="T86"><text:tab/><text:tab/>function currying</text:span></text:p>
      <text:p text:style-name="P10"><text:tab/><text:span text:style-name="T35">0</text:span><text:span text:style-name="T55">0</text:span><text:span text:style-name="T35">0</text:span><text:span text:style-name="T55">0</text:span><text:span text:style-name="T83"><text:tab/><text:tab/></text:span><text:span text:style-name="T35">nsnd</text:span><text:span text:style-name="T83"><text:tab/></text:span><text:span text:style-name="T55">snd</text:span><text:span text:style-name="T83"><text:tab/><text:tab/></text:span><text:span text:style-name="T84">function currying</text:span></text:p>
      <text:p text:style-name="P10"><text:span text:style-name="T60"><text:tab/></text:span><text:span text:style-name="T19">0</text:span><text:span text:style-name="T43">000</text:span><text:span text:style-name="T63"><text:tab/><text:tab/></text:span><text:span text:style-name="T19">nor</text:span><text:span text:style-name="T63"><text:tab/></text:span><text:span text:style-name="T43">or</text:span><text:span text:style-name="T63"><text:tab/><text:tab/></text:span><text:span text:style-name="T69">constrained</text:span></text:p>
      <text:p text:style-name="P10"><text:span text:style-name="T63"><text:tab/></text:span><text:span text:style-name="T43">0</text:span><text:span text:style-name="T19">0</text:span><text:span text:style-name="T43">00</text:span><text:span text:style-name="T63"><text:tab/><text:tab/></text:span><text:span text:style-name="T19">rexc</text:span><text:span text:style-name="T63"><text:tab/></text:span><text:span text:style-name="T43">nrexc</text:span><text:span text:style-name="T63"><text:tab/><text:tab/></text:span><text:span text:style-name="T69">constrained</text:span></text:p>
      <text:p text:style-name="P10"><text:span text:style-name="T63"><text:tab/></text:span><text:span text:style-name="T43">00</text:span><text:span text:style-name="T19">0</text:span><text:span text:style-name="T43">0</text:span><text:span text:style-name="T63"><text:tab/><text:tab/></text:span><text:span text:style-name="T21">exc</text:span><text:span text:style-name="T63"><text:tab/></text:span><text:span text:style-name="T45">imply</text:span><text:span text:style-name="T64"><text:tab/><text:tab/></text:span><text:span text:style-name="T69">constrained</text:span></text:p>
      <text:p text:style-name="P10"><text:span text:style-name="T63"><text:tab/></text:span><text:span text:style-name="T43">000</text:span><text:span text:style-name="T19">0</text:span><text:span text:style-name="T63"><text:tab/><text:tab/></text:span><text:span text:style-name="T19">and</text:span><text:span text:style-name="T63"><text:tab/></text:span><text:span text:style-name="T43">nand</text:span><text:span text:style-name="T63"><text:tab/><text:tab/></text:span><text:span text:style-name="T69">constrained</text:span></text:p>
      <text:p text:style-name="P10"><text:span text:style-name="T63"/></text:p>
      <text:p text:style-name="P17"><text:span text:style-name="T63">H</text:span><text:span text:style-name="T60">ere, “entangled” is used </text:span><text:span text:style-name="T70">when it is guaranteed that the function can be rewritten with fewer arguments from the type of constraint used. </text:span><text:span text:style-name="T71">Constrained functions in general might or might not be entangled, but all entangled functions are constrained functions.</text:span></text:p>
      <text:p text:style-name="P10"><text:span text:style-name="T63"/></text:p>
      <text:p text:style-name="P16"><text:span text:style-name="T63">F</text:span><text:span text:style-name="T60">unction currying requires some explanation. The `fst` function returns `true` only </text:span><text:span text:style-name="T65">when the first argument is `true`, so </text:span><text:span text:style-name="T66">it is the same as calling `f(1) : bool → bool`. Likewise, `nfst` returns `true` only when the first argument is `false`, so it is the same as calling `f(0) : bool → bool`. The same goes for `snd` and `nsnd`, but here the syntax in path semantics is `(f 1)` and `(f 0)` </text:span><text:span text:style-name="T67">because it curries on the second argument</text:span><text:span text:style-name="T66">. </text:span><text:span text:style-name="T74">Function currying is not entangled functions, but can be reduced to a smaller type.</text:span></text:p>
      <text:p text:style-name="P16"><text:span text:style-name="T66"/></text:p>
      <text:p text:style-name="P18"><text:span text:style-name="T66">H</text:span><text:span text:style-name="T60">ere is the table for `nor/or`, using black color </text:span><text:span text:style-name="T72">for non-reducible partial functions</text:span><text:span text:style-name="T60">:</text:span></text:p>
      <text:p text:style-name="P16"><text:span text:style-name="T66"/></text:p>
      <text:p text:style-name="P7"><text:tab/><text:span text:style-name="T9">false</text:span><text:span text:style-name="T2">2</text:span><text:span text:style-name="T10"><text:tab/></text:span><text:span text:style-name="T17">0</text:span><text:span text:style-name="T41">000</text:span><text:span text:style-name="T61"><text:tab/></text:span><text:span text:style-name="T62"><text:tab/></text:span><text:span text:style-name="T18">false</text:span><text:span text:style-name="T29">2</text:span><text:span text:style-name="T62"><text:tab/><text:tab/></text:span><text:span text:style-name="T42">false</text:span><text:span text:style-name="T50">2</text:span></text:p>
      <text:p text:style-name="P7"><text:tab/><text:span text:style-name="T6">and<text:tab/></text:span><text:span text:style-name="T22">0</text:span><text:span text:style-name="T46">001</text:span><text:span text:style-name="T75"><text:tab/><text:tab/></text:span><text:span text:style-name="T36">false</text:span><text:span text:style-name="T30">2</text:span><text:span text:style-name="T76"><text:tab/><text:tab/></text:span><text:span text:style-name="T85">{</text:span><text:span text:style-name="T69">and, </text:span><text:span text:style-name="T71">eq}</text:span></text:p>
      <text:p text:style-name="P7"><text:tab/><text:span text:style-name="T16">exc<text:tab/></text:span><text:span text:style-name="T23">0</text:span><text:span text:style-name="T47">010</text:span><text:span text:style-name="T77"><text:tab/><text:tab/></text:span><text:span text:style-name="T26">false</text:span><text:span text:style-name="T29">2</text:span><text:span text:style-name="T76"><text:tab/><text:tab/></text:span><text:span text:style-name="T57">nsnd</text:span></text:p>
      <text:p text:style-name="P7"><text:tab/><text:span text:style-name="T15">fst<text:tab/></text:span><text:span text:style-name="T24">0</text:span><text:span text:style-name="T48">011</text:span><text:span text:style-name="T78"><text:tab/><text:tab/></text:span><text:span text:style-name="T37">false</text:span><text:span text:style-name="T31">2</text:span><text:span text:style-name="T79"><text:tab/><text:tab/></text:span><text:span text:style-name="T53">fst</text:span></text:p>
      <text:p text:style-name="P7"><text:tab/><text:span text:style-name="T16">rexc<text:tab/></text:span><text:span text:style-name="T23">0</text:span><text:span text:style-name="T47">100</text:span><text:span text:style-name="T77"><text:tab/><text:tab/></text:span><text:span text:style-name="T27">false</text:span><text:span text:style-name="T29">2</text:span><text:span text:style-name="T79"><text:tab/><text:tab/></text:span><text:span text:style-name="T56">nfst</text:span></text:p>
      <text:p text:style-name="P7"><text:tab/><text:span text:style-name="T15">snd<text:tab/></text:span><text:span text:style-name="T24">0</text:span><text:span text:style-name="T48">101</text:span><text:span text:style-name="T78"><text:tab/><text:tab/></text:span><text:span text:style-name="T38">false</text:span><text:span text:style-name="T32">2</text:span><text:span text:style-name="T79"><text:tab/><text:tab/></text:span><text:span text:style-name="T53">snd</text:span></text:p>
      <text:p text:style-name="P7"><text:tab/><text:span text:style-name="T16">neq<text:tab/></text:span><text:span text:style-name="T23">0</text:span><text:span text:style-name="T47">110</text:span><text:span text:style-name="T77"><text:tab/><text:tab/></text:span><text:span text:style-name="T27">false</text:span><text:span text:style-name="T29">2</text:span><text:span text:style-name="T79"><text:tab/><text:tab/></text:span><text:span text:style-name="T85">{</text:span><text:span text:style-name="T71">neq, nand}</text:span></text:p>
      <text:p text:style-name="P7"><text:tab/><text:span text:style-name="T6">or<text:tab/></text:span><text:span text:style-name="T22">0</text:span><text:span text:style-name="T46">111</text:span><text:span text:style-name="T75"><text:tab/><text:tab/></text:span><text:span text:style-name="T38">false</text:span><text:span text:style-name="T32">2</text:span><text:span text:style-name="T79"><text:tab/><text:tab/></text:span><text:span text:style-name="T57">true</text:span><text:span text:style-name="T51">2</text:span></text:p>
      <text:p text:style-name="P7"><text:tab/><text:span text:style-name="T15">nor<text:tab/></text:span><text:span text:style-name="T24">1</text:span><text:span text:style-name="T48">000</text:span><text:span text:style-name="T78"><text:tab/><text:tab/></text:span><text:span text:style-name="T38">true</text:span><text:span text:style-name="T32">2</text:span><text:span text:style-name="T79"><text:tab/><text:tab/></text:span><text:span text:style-name="T53">false</text:span><text:span text:style-name="T50">2</text:span></text:p>
      <text:p text:style-name="P7"><text:tab/><text:span text:style-name="T16">eq<text:tab/></text:span><text:span text:style-name="T23">1</text:span><text:span text:style-name="T47">001</text:span><text:span text:style-name="T77"><text:tab/><text:tab/></text:span><text:span text:style-name="T27">true</text:span><text:span text:style-name="T29">2</text:span><text:span text:style-name="T79"><text:tab/><text:tab/></text:span><text:span text:style-name="T71">{and, </text:span><text:span text:style-name="T72">eq</text:span><text:span text:style-name="T71">}</text:span></text:p>
      <text:p text:style-name="P7"><text:tab/><text:span text:style-name="T15">nsnd<text:tab/></text:span><text:span text:style-name="T24">1</text:span><text:span text:style-name="T48">010</text:span><text:span text:style-name="T78"><text:tab/><text:tab/></text:span><text:span text:style-name="T38">true</text:span><text:span text:style-name="T32">2</text:span><text:span text:style-name="T79"><text:tab/><text:tab/></text:span><text:span text:style-name="T58">nsnd</text:span></text:p>
      <text:p text:style-name="P7"><text:tab/><text:span text:style-name="T16">nrexc<text:tab/></text:span><text:span text:style-name="T23">1</text:span><text:span text:style-name="T47">011</text:span><text:span text:style-name="T77"><text:tab/><text:tab/></text:span><text:span text:style-name="T28">true</text:span><text:span text:style-name="T29">2</text:span><text:span text:style-name="T80"><text:tab/><text:tab/></text:span><text:span text:style-name="T58">n</text:span><text:span text:style-name="T54">fst</text:span></text:p>
      <text:p text:style-name="P7"><text:tab/><text:span text:style-name="T15">nfst<text:tab/></text:span><text:span text:style-name="T24">1</text:span><text:span text:style-name="T48">100</text:span><text:span text:style-name="T78"><text:tab/><text:tab/></text:span><text:span text:style-name="T39">true</text:span><text:span text:style-name="T33">2</text:span><text:span text:style-name="T80"><text:tab/><text:tab/></text:span><text:span text:style-name="T58">nfst</text:span></text:p>
      <text:p text:style-name="P7"><text:tab/><text:span text:style-name="T15">imply<text:tab/></text:span><text:span text:style-name="T24">1</text:span><text:span text:style-name="T48">101</text:span><text:span text:style-name="T78"><text:tab/><text:tab/></text:span><text:span text:style-name="T28">true</text:span><text:span text:style-name="T29">2</text:span><text:span text:style-name="T80"><text:tab/><text:tab/></text:span><text:span text:style-name="T54">snd</text:span></text:p>
      <text:p text:style-name="P7"><text:tab/><text:span text:style-name="T15">nand<text:tab/></text:span><text:span text:style-name="T24">1</text:span><text:span text:style-name="T48">110</text:span><text:span text:style-name="T78"><text:tab/><text:tab/></text:span><text:span text:style-name="T40">true</text:span><text:span text:style-name="T34">2</text:span><text:span text:style-name="T80"><text:tab/><text:tab/></text:span><text:span text:style-name="T73">{neq, nand}</text:span></text:p>
      <text:p text:style-name="P7"><text:span text:style-name="T66"><text:tab/></text:span><text:span text:style-name="T61">true</text:span><text:span text:style-name="T82">2</text:span><text:span text:style-name="T61"><text:tab/></text:span><text:span text:style-name="T17">1</text:span><text:span text:style-name="T41">111</text:span><text:span text:style-name="T61"><text:tab/><text:tab/></text:span><text:span text:style-name="T20">true</text:span><text:span text:style-name="T29">2</text:span><text:span text:style-name="T68"><text:tab/><text:tab/></text:span><text:span text:style-name="T44">true</text:span><text:span text:style-name="T50">2</text:span></text:p>
      <text:p text:style-name="P13"><text:span text:style-name="T8"/></text:p>
      <text:p text:style-name="P14"><text:span text:style-name="T8">Notice that </text:span><text:span text:style-name="T13">28</text:span><text:span text:style-name="T8"> out of </text:span><text:span text:style-name="T13">32</text:span><text:span text:style-name="T8"> of the constrained functions are entangled. Because of symmetry, it is expected that this is true for the other constrained functions as well. This implies that </text:span><text:span text:style-name="T13">there</text:span><text:span text:style-name="T8"> there are </text:span><text:span text:style-name="T13">`28·4 + 32 = 144` entangled functions of type `bool ⨯ bool → bool`, </text:span><text:span text:style-name="T14">or 56.25% of all constraints (16</text:span><text:span text:style-name="T13">·</text:span><text:span text:style-name="T14">16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5:48:34.400303000</meta:creation-date>
    <dc:date>2018-02-05T23:48:55.958201000</dc:date>
    <meta:editing-duration>PT7M29S</meta:editing-duration>
    <meta:editing-cycles>1</meta:editing-cycles>
    <meta:document-statistic meta:table-count="0" meta:image-count="0" meta:object-count="0" meta:page-count="2" meta:paragraph-count="57" meta:word-count="707" meta:character-count="4034" meta:non-whitespace-character-count="3253"/>
    <meta:generator>LibreOffice/5.1.2.2$MacOSX_X86_64 LibreOffice_project/d3bf12ecb743fc0d20e0be0c58ca359301eb705f</meta:generator>
  </office:meta>
</office:document-meta>
</file>